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draw:stroke="non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50%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draw:stroke="non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50%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50%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2" style:parent-style-name="Graphics">
      <style:graphic-properties draw:fill="none" draw:stroke="non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50%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7" style:parent-style-name="Graphics">
      <style:graphic-properties draw:fill="none" draw:stroke="non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/>
      <draw:page draw:name="Slide7" draw:style-name="a336" draw:master-page-name="Master1-Layout1-title-Diapositive-de-titre" presentation:presentation-page-layout-name="Master1-PPL1" draw:id="Slide-262">
        <draw:frame draw:id="id63" draw:style-name="a337" draw:name="Image 3" svg:x="2.13542in" svg:y="0.8303in" svg:width="8.44252in" svg:height="5.83941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3.33333in" svg:height="7.5in" draw:id="id64" draw:style-name="a340" draw:name="Forme libre : forme 9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12192000 6858000" draw:enhanced-path="M ?f3 ?f4 C ?f5 ?f4 ?f6 ?f7 ?f6 ?f8 ?f6 ?f9 ?f5 ?f10 ?f3 ?f10 ?f11 ?f10 ?f12 ?f9 ?f12 ?f8 ?f12 ?f7 ?f11 ?f4 ?f3 ?f4 Z M ?f0 ?f0 L ?f1 ?f0 ?f1 ?f2 ?f0 ?f2 Z N" draw:text-areas="?f37 ?f39 ?f38 ?f40" draw:glue-points="?f41 ?f42 ?f43 ?f44 ?f41 ?f45 ?f46 ?f44 ?f41 ?f42 ?f47 ?f48 ?f49 ?f48 ?f49 ?f50 ?f47 ?f50" draw:glue-point-leaving-directions="-90, -90, -90, -90, -90, -90, -90, -90, -90">
            <draw:equation draw:name="f0" draw:formula="0"/>
            <draw:equation draw:name="f1" draw:formula="12192000"/>
            <draw:equation draw:name="f2" draw:formula="6858000"/>
            <draw:equation draw:name="f3" draw:formula="7119938"/>
            <draw:equation draw:name="f4" draw:formula="759222"/>
            <draw:equation draw:name="f5" draw:formula="6217760"/>
            <draw:equation draw:name="f6" draw:formula="5486400"/>
            <draw:equation draw:name="f7" draw:formula="962407"/>
            <draw:equation draw:name="f8" draw:formula="1213049"/>
            <draw:equation draw:name="f9" draw:formula="1463691"/>
            <draw:equation draw:name="f10" draw:formula="1666876"/>
            <draw:equation draw:name="f11" draw:formula="8022116"/>
            <draw:equation draw:name="f12" draw:formula="8753476"/>
            <draw:equation draw:name="f13" draw:formula="?f2 - ?f0"/>
            <draw:equation draw:name="f14" draw:formula="?f1 - ?f0"/>
            <draw:equation draw:name="f15" draw:formula="?f14 / 12192000"/>
            <draw:equation draw:name="f16" draw:formula="?f13 / 6858000"/>
            <draw:equation draw:name="f17" draw:formula="7119938 * ?f14"/>
            <draw:equation draw:name="f18" draw:formula="759222 * ?f13"/>
            <draw:equation draw:name="f19" draw:formula="5486400 * ?f14"/>
            <draw:equation draw:name="f20" draw:formula="1213049 * ?f13"/>
            <draw:equation draw:name="f21" draw:formula="1666876 * ?f13"/>
            <draw:equation draw:name="f22" draw:formula="8753476 * ?f14"/>
            <draw:equation draw:name="f23" draw:formula="0 * ?f14"/>
            <draw:equation draw:name="f24" draw:formula="0 * ?f13"/>
            <draw:equation draw:name="f25" draw:formula="12192000 * ?f14"/>
            <draw:equation draw:name="f26" draw:formula="6858000 * ?f13"/>
            <draw:equation draw:name="f27" draw:formula="?f17 / 12192000"/>
            <draw:equation draw:name="f28" draw:formula="?f18 / 6858000"/>
            <draw:equation draw:name="f29" draw:formula="?f19 / 12192000"/>
            <draw:equation draw:name="f30" draw:formula="?f20 / 6858000"/>
            <draw:equation draw:name="f31" draw:formula="?f21 / 6858000"/>
            <draw:equation draw:name="f32" draw:formula="?f22 / 12192000"/>
            <draw:equation draw:name="f33" draw:formula="?f23 / 12192000"/>
            <draw:equation draw:name="f34" draw:formula="?f24 / 6858000"/>
            <draw:equation draw:name="f35" draw:formula="?f25 / 12192000"/>
            <draw:equation draw:name="f36" draw:formula="?f26 / 6858000"/>
            <draw:equation draw:name="f37" draw:formula="?f0 / ?f15"/>
            <draw:equation draw:name="f38" draw:formula="?f1 / ?f15"/>
            <draw:equation draw:name="f39" draw:formula="?f0 / ?f16"/>
            <draw:equation draw:name="f40" draw:formula="?f2 / ?f16"/>
            <draw:equation draw:name="f41" draw:formula="?f27 / ?f15"/>
            <draw:equation draw:name="f42" draw:formula="?f28 / ?f16"/>
            <draw:equation draw:name="f43" draw:formula="?f29 / ?f15"/>
            <draw:equation draw:name="f44" draw:formula="?f30 / ?f16"/>
            <draw:equation draw:name="f45" draw:formula="?f31 / ?f16"/>
            <draw:equation draw:name="f46" draw:formula="?f32 / ?f15"/>
            <draw:equation draw:name="f47" draw:formula="?f33 / ?f15"/>
            <draw:equation draw:name="f48" draw:formula="?f34 / ?f16"/>
            <draw:equation draw:name="f49" draw:formula="?f35 / ?f15"/>
            <draw:equation draw:name="f50" draw:formula="?f36 / ?f16"/>
          </draw:enhanced-geometry>
        </draw:custom-shape>
      </draw:page>
      <draw:page draw:name="Slide4" draw:style-name="a341" draw:master-page-name="Master1-Layout1-title-Diapositive-de-titre" presentation:presentation-page-layout-name="Master1-PPL1" draw:id="Slide-259">
        <draw:frame draw:id="id65" draw:style-name="a342" draw:name="Image 3" svg:x="2.13542in" svg:y="0.8303in" svg:width="8.44252in" svg:height="5.83941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3.33333in" svg:height="7.5in" draw:id="id66" draw:style-name="a345" draw:name="Forme libre : forme 4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12192000 6858000" draw:enhanced-path="M ?f3 ?f4 C ?f5 ?f4 ?f6 ?f7 ?f6 ?f8 ?f6 ?f9 ?f5 ?f10 ?f3 ?f10 ?f11 ?f10 ?f12 ?f9 ?f12 ?f8 ?f12 ?f7 ?f11 ?f4 ?f3 ?f4 Z M ?f0 ?f0 L ?f1 ?f0 ?f1 ?f2 ?f0 ?f2 Z N" draw:text-areas="?f37 ?f39 ?f38 ?f40" draw:glue-points="?f41 ?f42 ?f43 ?f44 ?f41 ?f45 ?f46 ?f44 ?f41 ?f42 ?f47 ?f48 ?f49 ?f48 ?f49 ?f50 ?f47 ?f50" draw:glue-point-leaving-directions="-90, -90, -90, -90, -90, -90, -90, -90, -90">
            <draw:equation draw:name="f0" draw:formula="0"/>
            <draw:equation draw:name="f1" draw:formula="12192000"/>
            <draw:equation draw:name="f2" draw:formula="6858000"/>
            <draw:equation draw:name="f3" draw:formula="6134100"/>
            <draw:equation draw:name="f4" draw:formula="768747"/>
            <draw:equation draw:name="f5" draw:formula="5880280"/>
            <draw:equation draw:name="f6" draw:formula="5674519"/>
            <draw:equation draw:name="f7" draw:formula="961271"/>
            <draw:equation draw:name="f8" draw:formula="1198761"/>
            <draw:equation draw:name="f9" draw:formula="1436251"/>
            <draw:equation draw:name="f10" draw:formula="1628775"/>
            <draw:equation draw:name="f11" draw:formula="6387920"/>
            <draw:equation draw:name="f12" draw:formula="6593681"/>
            <draw:equation draw:name="f13" draw:formula="?f2 - ?f0"/>
            <draw:equation draw:name="f14" draw:formula="?f1 - ?f0"/>
            <draw:equation draw:name="f15" draw:formula="?f14 / 12192000"/>
            <draw:equation draw:name="f16" draw:formula="?f13 / 6858000"/>
            <draw:equation draw:name="f17" draw:formula="6134100 * ?f14"/>
            <draw:equation draw:name="f18" draw:formula="768747 * ?f13"/>
            <draw:equation draw:name="f19" draw:formula="5674519 * ?f14"/>
            <draw:equation draw:name="f20" draw:formula="1198761 * ?f13"/>
            <draw:equation draw:name="f21" draw:formula="1628775 * ?f13"/>
            <draw:equation draw:name="f22" draw:formula="6593681 * ?f14"/>
            <draw:equation draw:name="f23" draw:formula="0 * ?f14"/>
            <draw:equation draw:name="f24" draw:formula="0 * ?f13"/>
            <draw:equation draw:name="f25" draw:formula="12192000 * ?f14"/>
            <draw:equation draw:name="f26" draw:formula="6858000 * ?f13"/>
            <draw:equation draw:name="f27" draw:formula="?f17 / 12192000"/>
            <draw:equation draw:name="f28" draw:formula="?f18 / 6858000"/>
            <draw:equation draw:name="f29" draw:formula="?f19 / 12192000"/>
            <draw:equation draw:name="f30" draw:formula="?f20 / 6858000"/>
            <draw:equation draw:name="f31" draw:formula="?f21 / 6858000"/>
            <draw:equation draw:name="f32" draw:formula="?f22 / 12192000"/>
            <draw:equation draw:name="f33" draw:formula="?f23 / 12192000"/>
            <draw:equation draw:name="f34" draw:formula="?f24 / 6858000"/>
            <draw:equation draw:name="f35" draw:formula="?f25 / 12192000"/>
            <draw:equation draw:name="f36" draw:formula="?f26 / 6858000"/>
            <draw:equation draw:name="f37" draw:formula="?f0 / ?f15"/>
            <draw:equation draw:name="f38" draw:formula="?f1 / ?f15"/>
            <draw:equation draw:name="f39" draw:formula="?f0 / ?f16"/>
            <draw:equation draw:name="f40" draw:formula="?f2 / ?f16"/>
            <draw:equation draw:name="f41" draw:formula="?f27 / ?f15"/>
            <draw:equation draw:name="f42" draw:formula="?f28 / ?f16"/>
            <draw:equation draw:name="f43" draw:formula="?f29 / ?f15"/>
            <draw:equation draw:name="f44" draw:formula="?f30 / ?f16"/>
            <draw:equation draw:name="f45" draw:formula="?f31 / ?f16"/>
            <draw:equation draw:name="f46" draw:formula="?f32 / ?f15"/>
            <draw:equation draw:name="f47" draw:formula="?f33 / ?f15"/>
            <draw:equation draw:name="f48" draw:formula="?f34 / ?f16"/>
            <draw:equation draw:name="f49" draw:formula="?f35 / ?f15"/>
            <draw:equation draw:name="f50" draw:formula="?f36 / ?f16"/>
          </draw:enhanced-geometry>
        </draw:custom-shape>
      </draw:page>
      <draw:page draw:name="Slide5" draw:style-name="a346" draw:master-page-name="Master1-Layout1-title-Diapositive-de-titre" presentation:presentation-page-layout-name="Master1-PPL1" draw:id="Slide-260">
        <draw:frame draw:id="id67" draw:style-name="a347" draw:name="Image 3" svg:x="2.13542in" svg:y="0.8303in" svg:width="8.44252in" svg:height="5.83941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3.33333in" svg:height="7.5in" draw:id="id68" draw:style-name="a350" draw:name="Forme libre : forme 4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12192000 6858000" draw:enhanced-path="M ?f3 ?f4 C ?f5 ?f4 ?f6 ?f7 ?f6 ?f8 ?f6 ?f9 ?f5 ?f10 ?f3 ?f10 ?f11 ?f10 ?f12 ?f9 ?f12 ?f8 ?f12 ?f7 ?f11 ?f4 ?f3 ?f4 Z M ?f0 ?f0 L ?f1 ?f0 ?f1 ?f2 ?f0 ?f2 Z N" draw:text-areas="?f37 ?f39 ?f38 ?f40" draw:glue-points="?f41 ?f42 ?f43 ?f44 ?f41 ?f45 ?f46 ?f44 ?f41 ?f42 ?f47 ?f48 ?f49 ?f48 ?f49 ?f50 ?f47 ?f50" draw:glue-point-leaving-directions="-90, -90, -90, -90, -90, -90, -90, -90, -90">
            <draw:equation draw:name="f0" draw:formula="0"/>
            <draw:equation draw:name="f1" draw:formula="12192000"/>
            <draw:equation draw:name="f2" draw:formula="6858000"/>
            <draw:equation draw:name="f3" draw:formula="6919913"/>
            <draw:equation draw:name="f4" draw:formula="759223"/>
            <draw:equation draw:name="f5" draw:formula="6670038"/>
            <draw:equation draw:name="f6" draw:formula="6467475"/>
            <draw:equation draw:name="f7" draw:formula="951747"/>
            <draw:equation draw:name="f8" draw:formula="1189237"/>
            <draw:equation draw:name="f9" draw:formula="1426727"/>
            <draw:equation draw:name="f10" draw:formula="1619251"/>
            <draw:equation draw:name="f11" draw:formula="7169788"/>
            <draw:equation draw:name="f12" draw:formula="7372351"/>
            <draw:equation draw:name="f13" draw:formula="?f2 - ?f0"/>
            <draw:equation draw:name="f14" draw:formula="?f1 - ?f0"/>
            <draw:equation draw:name="f15" draw:formula="?f14 / 12192000"/>
            <draw:equation draw:name="f16" draw:formula="?f13 / 6858000"/>
            <draw:equation draw:name="f17" draw:formula="6919913 * ?f14"/>
            <draw:equation draw:name="f18" draw:formula="759223 * ?f13"/>
            <draw:equation draw:name="f19" draw:formula="6467475 * ?f14"/>
            <draw:equation draw:name="f20" draw:formula="1189237 * ?f13"/>
            <draw:equation draw:name="f21" draw:formula="1619251 * ?f13"/>
            <draw:equation draw:name="f22" draw:formula="7372351 * ?f14"/>
            <draw:equation draw:name="f23" draw:formula="0 * ?f14"/>
            <draw:equation draw:name="f24" draw:formula="0 * ?f13"/>
            <draw:equation draw:name="f25" draw:formula="12192000 * ?f14"/>
            <draw:equation draw:name="f26" draw:formula="6858000 * ?f13"/>
            <draw:equation draw:name="f27" draw:formula="?f17 / 12192000"/>
            <draw:equation draw:name="f28" draw:formula="?f18 / 6858000"/>
            <draw:equation draw:name="f29" draw:formula="?f19 / 12192000"/>
            <draw:equation draw:name="f30" draw:formula="?f20 / 6858000"/>
            <draw:equation draw:name="f31" draw:formula="?f21 / 6858000"/>
            <draw:equation draw:name="f32" draw:formula="?f22 / 12192000"/>
            <draw:equation draw:name="f33" draw:formula="?f23 / 12192000"/>
            <draw:equation draw:name="f34" draw:formula="?f24 / 6858000"/>
            <draw:equation draw:name="f35" draw:formula="?f25 / 12192000"/>
            <draw:equation draw:name="f36" draw:formula="?f26 / 6858000"/>
            <draw:equation draw:name="f37" draw:formula="?f0 / ?f15"/>
            <draw:equation draw:name="f38" draw:formula="?f1 / ?f15"/>
            <draw:equation draw:name="f39" draw:formula="?f0 / ?f16"/>
            <draw:equation draw:name="f40" draw:formula="?f2 / ?f16"/>
            <draw:equation draw:name="f41" draw:formula="?f27 / ?f15"/>
            <draw:equation draw:name="f42" draw:formula="?f28 / ?f16"/>
            <draw:equation draw:name="f43" draw:formula="?f29 / ?f15"/>
            <draw:equation draw:name="f44" draw:formula="?f30 / ?f16"/>
            <draw:equation draw:name="f45" draw:formula="?f31 / ?f16"/>
            <draw:equation draw:name="f46" draw:formula="?f32 / ?f15"/>
            <draw:equation draw:name="f47" draw:formula="?f33 / ?f15"/>
            <draw:equation draw:name="f48" draw:formula="?f34 / ?f16"/>
            <draw:equation draw:name="f49" draw:formula="?f35 / ?f15"/>
            <draw:equation draw:name="f50" draw:formula="?f36 / ?f16"/>
          </draw:enhanced-geometry>
        </draw:custom-shape>
      </draw:page>
      <draw:page draw:name="Slide6" draw:style-name="a351" draw:master-page-name="Master1-Layout1-title-Diapositive-de-titre" presentation:presentation-page-layout-name="Master1-PPL1" draw:id="Slide-261">
        <draw:frame draw:id="id69" draw:style-name="a352" draw:name="Image 3" svg:x="2.13542in" svg:y="0.8303in" svg:width="8.44252in" svg:height="5.83941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3.33333in" svg:height="7.5in" draw:id="id70" draw:style-name="a355" draw:name="Forme libre : forme 5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12192000 6858000" draw:enhanced-path="M ?f3 ?f4 C ?f5 ?f4 ?f6 ?f7 ?f6 ?f8 ?f6 ?f9 ?f5 ?f10 ?f3 ?f10 ?f11 ?f10 ?f12 ?f9 ?f12 ?f8 ?f12 ?f7 ?f11 ?f4 ?f3 ?f4 Z M ?f0 ?f0 L ?f1 ?f0 ?f1 ?f2 ?f0 ?f2 Z N" draw:text-areas="?f37 ?f39 ?f38 ?f40" draw:glue-points="?f41 ?f42 ?f43 ?f44 ?f41 ?f45 ?f46 ?f44 ?f41 ?f42 ?f47 ?f48 ?f49 ?f48 ?f49 ?f50 ?f47 ?f50" draw:glue-point-leaving-directions="-90, -90, -90, -90, -90, -90, -90, -90, -90">
            <draw:equation draw:name="f0" draw:formula="0"/>
            <draw:equation draw:name="f1" draw:formula="12192000"/>
            <draw:equation draw:name="f2" draw:formula="6858000"/>
            <draw:equation draw:name="f3" draw:formula="7691438"/>
            <draw:equation draw:name="f4" draw:formula="759222"/>
            <draw:equation draw:name="f5" draw:formula="7441563"/>
            <draw:equation draw:name="f6" draw:formula="7239000"/>
            <draw:equation draw:name="f7" draw:formula="951746"/>
            <draw:equation draw:name="f8" draw:formula="1189236"/>
            <draw:equation draw:name="f9" draw:formula="1426726"/>
            <draw:equation draw:name="f10" draw:formula="1619250"/>
            <draw:equation draw:name="f11" draw:formula="7941313"/>
            <draw:equation draw:name="f12" draw:formula="8143876"/>
            <draw:equation draw:name="f13" draw:formula="?f2 - ?f0"/>
            <draw:equation draw:name="f14" draw:formula="?f1 - ?f0"/>
            <draw:equation draw:name="f15" draw:formula="?f14 / 12192000"/>
            <draw:equation draw:name="f16" draw:formula="?f13 / 6858000"/>
            <draw:equation draw:name="f17" draw:formula="7691438 * ?f14"/>
            <draw:equation draw:name="f18" draw:formula="759222 * ?f13"/>
            <draw:equation draw:name="f19" draw:formula="7239000 * ?f14"/>
            <draw:equation draw:name="f20" draw:formula="1189236 * ?f13"/>
            <draw:equation draw:name="f21" draw:formula="1619250 * ?f13"/>
            <draw:equation draw:name="f22" draw:formula="8143876 * ?f14"/>
            <draw:equation draw:name="f23" draw:formula="0 * ?f14"/>
            <draw:equation draw:name="f24" draw:formula="0 * ?f13"/>
            <draw:equation draw:name="f25" draw:formula="12192000 * ?f14"/>
            <draw:equation draw:name="f26" draw:formula="6858000 * ?f13"/>
            <draw:equation draw:name="f27" draw:formula="?f17 / 12192000"/>
            <draw:equation draw:name="f28" draw:formula="?f18 / 6858000"/>
            <draw:equation draw:name="f29" draw:formula="?f19 / 12192000"/>
            <draw:equation draw:name="f30" draw:formula="?f20 / 6858000"/>
            <draw:equation draw:name="f31" draw:formula="?f21 / 6858000"/>
            <draw:equation draw:name="f32" draw:formula="?f22 / 12192000"/>
            <draw:equation draw:name="f33" draw:formula="?f23 / 12192000"/>
            <draw:equation draw:name="f34" draw:formula="?f24 / 6858000"/>
            <draw:equation draw:name="f35" draw:formula="?f25 / 12192000"/>
            <draw:equation draw:name="f36" draw:formula="?f26 / 6858000"/>
            <draw:equation draw:name="f37" draw:formula="?f0 / ?f15"/>
            <draw:equation draw:name="f38" draw:formula="?f1 / ?f15"/>
            <draw:equation draw:name="f39" draw:formula="?f0 / ?f16"/>
            <draw:equation draw:name="f40" draw:formula="?f2 / ?f16"/>
            <draw:equation draw:name="f41" draw:formula="?f27 / ?f15"/>
            <draw:equation draw:name="f42" draw:formula="?f28 / ?f16"/>
            <draw:equation draw:name="f43" draw:formula="?f29 / ?f15"/>
            <draw:equation draw:name="f44" draw:formula="?f30 / ?f16"/>
            <draw:equation draw:name="f45" draw:formula="?f31 / ?f16"/>
            <draw:equation draw:name="f46" draw:formula="?f32 / ?f15"/>
            <draw:equation draw:name="f47" draw:formula="?f33 / ?f15"/>
            <draw:equation draw:name="f48" draw:formula="?f34 / ?f16"/>
            <draw:equation draw:name="f49" draw:formula="?f35 / ?f15"/>
            <draw:equation draw:name="f50" draw:formula="?f36 / ?f16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12/2019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/12/2019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12/2019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/12/2019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/12/2019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/12/2019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/12/2019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/12/2019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/12/2019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/12/2019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/12/2019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/12/2019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lix Muller</meta:initial-creator>
    <dc:creator>Alix Muller</dc:creator>
    <meta:creation-date>2019-12-13T08:42:30Z</meta:creation-date>
    <dc:date>2019-12-13T10:41:15Z</dc:date>
    <meta:editing-cycles>2</meta:editing-cycles>
    <meta:editing-duration>PT6891S</meta:editing-duration>
    <meta:document-statistic meta:paragraph-count="0" meta:word-count="0"/>
  </office:meta>
</office:document-meta>
</file>